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B Mitra" svg:font-family="'B Mitra'" style:font-family-generic="system" style:font-pitch="variable"/>
    <style:font-face style:name="B Nazanin" svg:font-family="'B Nazanin'" style:font-pitch="variable"/>
    <style:font-face style:name="B Nazanin1" svg:font-family="'B Nazanin'"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paragraph-properties fo:line-height="150%" fo:text-align="end" style:justify-single-word="false" style:writing-mode="rl-tb"/>
      <style:text-properties style:font-name="B Nazanin" officeooo:paragraph-rsid="000f7d58" style:font-name-complex="B Nazanin" style:language-complex="fa" style:country-complex="IR"/>
    </style:style>
    <style:style style:name="P2" style:family="paragraph" style:parent-style-name="List_20_Paragraph" style:list-style-name="WWNum3">
      <style:paragraph-properties fo:line-height="150%" fo:text-align="end" style:justify-single-word="false" style:writing-mode="rl-tb"/>
      <style:text-properties style:font-name="B Nazanin" officeooo:paragraph-rsid="000f7d58" style:font-name-complex="B Nazanin"/>
    </style:style>
    <style:style style:name="P3" style:family="paragraph" style:parent-style-name="List_20_Paragraph" style:list-style-name="WWNum3">
      <style:paragraph-properties fo:line-height="150%" fo:text-align="end" style:justify-single-word="false" style:writing-mode="rl-tb"/>
      <style:text-properties style:font-name="B Nazanin" fo:font-size="11pt" officeooo:paragraph-rsid="000f7d58" style:font-size-asian="11pt" style:font-name-complex="B Nazanin" style:font-size-complex="11pt"/>
    </style:style>
    <style:style style:name="P4" style:family="paragraph" style:parent-style-name="List_20_Paragraph" style:list-style-name="WWNum3">
      <style:paragraph-properties fo:margin-left="0in" fo:margin-right="0in" fo:line-height="150%" fo:text-align="end" style:justify-single-word="false" fo:text-indent="0in" style:auto-text-indent="false" style:writing-mode="rl-tb"/>
      <style:text-properties style:font-name="B Nazanin" fo:font-size="11pt" officeooo:paragraph-rsid="000f7d58" style:font-size-asian="11pt" style:font-name-complex="B Nazanin" style:font-size-complex="11pt"/>
    </style:style>
    <style:style style:name="P5" style:family="paragraph" style:parent-style-name="Standard">
      <style:paragraph-properties fo:margin-top="0.0791in" fo:margin-bottom="0.0791in" style:contextual-spacing="false" fo:line-height="150%" fo:text-align="justify" style:justify-single-word="false" style:writing-mode="rl-tb"/>
      <style:text-properties style:font-name="B Nazanin" style:font-name-complex="B Nazanin"/>
    </style:style>
    <style:style style:name="P6" style:family="paragraph" style:parent-style-name="Standard">
      <style:paragraph-properties fo:margin-top="0.0791in" fo:margin-bottom="0.0791in" style:contextual-spacing="false" fo:line-height="150%" fo:text-align="justify" style:justify-single-word="false"/>
      <style:text-properties style:font-name="B Nazanin" style:font-name-complex="B Nazanin"/>
    </style:style>
    <style:style style:name="P7" style:family="paragraph" style:parent-style-name="Standard">
      <style:paragraph-properties fo:line-height="150%" fo:text-align="end" style:justify-single-word="false" fo:break-before="page" style:writing-mode="rl-tb"/>
      <style:text-properties style:font-name="B Nazanin" officeooo:paragraph-rsid="000f7d58" style:font-name-complex="B Nazanin"/>
    </style:style>
    <style:style style:name="P8" style:family="paragraph" style:parent-style-name="Standard">
      <style:paragraph-properties fo:line-height="150%" fo:text-align="end" style:justify-single-word="false" style:writing-mode="rl-tb"/>
      <style:text-properties style:font-name="B Nazanin" officeooo:paragraph-rsid="000f7d58" style:font-name-complex="B Nazanin"/>
    </style:style>
    <style:style style:name="P9" style:family="paragraph" style:parent-style-name="Standard">
      <style:paragraph-properties fo:margin-top="0.0791in" fo:margin-bottom="0.0791in" style:contextual-spacing="false" fo:line-height="150%" fo:text-align="justify" style:justify-single-word="false"/>
      <style:text-properties style:font-name="B Nazanin" officeooo:rsid="000f7d58" officeooo:paragraph-rsid="000f7d58" style:font-name-complex="B Nazanin"/>
    </style:style>
    <style:style style:name="P10" style:family="paragraph" style:parent-style-name="Standard">
      <style:paragraph-properties fo:margin-top="0.0791in" fo:margin-bottom="0.0791in" style:contextual-spacing="false" fo:line-height="150%" fo:text-align="justify" style:justify-single-word="false" style:writing-mode="rl-tb"/>
      <style:text-properties style:font-name="B Nazanin" officeooo:rsid="000f7d58" officeooo:paragraph-rsid="000f7d58" style:font-name-complex="B Nazanin"/>
    </style:style>
    <style:style style:name="P11" style:family="paragraph" style:parent-style-name="Standard" style:list-style-name="L2">
      <style:paragraph-properties fo:margin-top="0.0791in" fo:margin-bottom="0.0791in" style:contextual-spacing="false" fo:line-height="150%" fo:text-align="justify" style:justify-single-word="false" style:writing-mode="rl-tb"/>
      <style:text-properties style:font-name="B Nazanin" officeooo:rsid="000f7d58" officeooo:paragraph-rsid="000f7d58" style:font-name-complex="B Nazanin"/>
    </style:style>
    <style:style style:name="P12" style:family="paragraph" style:parent-style-name="Standard">
      <style:paragraph-properties fo:margin-top="0.0791in" fo:margin-bottom="0.0791in" style:contextual-spacing="false" fo:line-height="150%" fo:text-align="end" style:justify-single-word="false" style:writing-mode="rl-tb"/>
      <style:text-properties style:font-name="B Nazanin" officeooo:rsid="000f7d58" officeooo:paragraph-rsid="000f7d58" style:font-name-complex="B Nazanin"/>
    </style:style>
    <style:style style:name="P13" style:family="paragraph" style:parent-style-name="Standard" style:list-style-name="L1">
      <style:paragraph-properties fo:margin-top="0.0791in" fo:margin-bottom="0.0791in" style:contextual-spacing="false" fo:line-height="150%" fo:text-align="end" style:justify-single-word="false" style:writing-mode="rl-tb"/>
      <style:text-properties style:font-name="B Nazanin" officeooo:rsid="000f7d58" officeooo:paragraph-rsid="000f7d58" style:font-name-complex="B Nazanin"/>
    </style:style>
    <style:style style:name="P14" style:family="paragraph" style:parent-style-name="Standard">
      <style:paragraph-properties fo:margin-top="0.0791in" fo:margin-bottom="0.0791in" style:contextual-spacing="false" fo:line-height="150%" fo:text-align="justify" style:justify-single-word="false" style:writing-mode="rl-tb"/>
      <style:text-properties style:font-name="B Nazanin" fo:font-size="6pt" fo:font-weight="bold" style:font-size-asian="6pt" style:font-weight-asian="bold" style:font-name-complex="B Nazanin" style:font-size-complex="6pt" style:language-complex="fa" style:country-complex="IR" style:font-weight-complex="bold"/>
    </style:style>
    <style:style style:name="P15" style:family="paragraph" style:parent-style-name="Standard">
      <style:paragraph-properties fo:margin-top="0.0791in" fo:margin-bottom="0.0791in" style:contextual-spacing="false" fo:line-height="150%" fo:text-align="justify" style:justify-single-word="false" style:writing-mode="rl-tb"/>
      <style:text-properties style:font-name="B Nazanin" fo:font-size="6pt" style:font-size-asian="6pt" style:font-name-complex="B Nazanin" style:font-size-complex="6pt" style:language-complex="fa" style:country-complex="IR"/>
    </style:style>
    <style:style style:name="P16" style:family="paragraph" style:parent-style-name="Standard">
      <style:paragraph-properties fo:margin-top="0.0791in" fo:margin-bottom="0.0791in" style:contextual-spacing="false" fo:line-height="150%" fo:text-align="justify" style:justify-single-word="false" style:writing-mode="rl-tb"/>
      <style:text-properties style:font-name="B Nazanin" fo:font-size="16pt" style:font-size-asian="16pt" style:font-name-complex="B Nazanin" style:font-size-complex="16pt" style:language-complex="fa" style:country-complex="IR"/>
    </style:style>
    <style:style style:name="P17" style:family="paragraph" style:parent-style-name="Standard">
      <style:paragraph-properties fo:margin-top="0.0791in" fo:margin-bottom="0.0791in" style:contextual-spacing="false" fo:line-height="150%" fo:text-align="justify" style:justify-single-word="false" style:writing-mode="rl-tb"/>
      <style:text-properties style:font-name="B Nazanin" fo:font-size="4pt" fo:font-weight="bold" style:font-size-asian="4pt" style:font-weight-asian="bold" style:font-name-complex="B Nazanin" style:font-size-complex="4pt" style:language-complex="fa" style:country-complex="IR" style:font-weight-complex="bold"/>
    </style:style>
    <style:style style:name="P18" style:family="paragraph" style:parent-style-name="Standard">
      <style:paragraph-properties fo:margin-top="0.0791in" fo:margin-bottom="0.0791in" style:contextual-spacing="false" fo:line-height="150%" fo:text-align="justify" style:justify-single-word="false" style:writing-mode="rl-tb"/>
      <style:text-properties style:font-name="B Nazanin" fo:font-size="14pt" style:font-size-asian="14pt" style:font-name-complex="B Nazanin" style:font-size-complex="14pt" style:language-complex="fa" style:country-complex="IR"/>
    </style:style>
    <style:style style:name="P19" style:family="paragraph" style:parent-style-name="Standard">
      <style:paragraph-properties fo:margin-top="0.0791in" fo:margin-bottom="0.0791in" style:contextual-spacing="false" fo:line-height="150%" fo:text-align="justify" style:justify-single-word="false" style:writing-mode="rl-tb"/>
      <style:text-properties style:font-name="B Nazanin" fo:font-size="20pt" fo:font-weight="bold" style:font-size-asian="20pt" style:font-weight-asian="bold" style:font-name-complex="B Nazanin" style:font-size-complex="20pt" style:language-complex="fa" style:country-complex="IR" style:font-weight-complex="bold"/>
    </style:style>
    <style:style style:name="T1" style:family="text">
      <style:text-properties fo:font-size="18pt" fo:font-weight="bold" style:font-size-asian="18pt" style:font-weight-asian="bold" style:font-name-complex="B Mitra" style:font-size-complex="18pt" style:language-complex="fa" style:country-complex="IR" style:font-weight-complex="bold"/>
    </style:style>
    <style:style style:name="T2" style:family="text">
      <style:text-properties fo:font-size="18pt" fo:font-weight="bold" style:font-size-asian="18pt" style:font-weight-asian="bold" style:font-size-complex="18pt" style:language-complex="fa" style:country-complex="IR" style:font-weight-complex="bold"/>
    </style:style>
    <style:style style:name="T3" style:family="text">
      <style:text-properties fo:font-size="18pt" fo:font-weight="bold" officeooo:rsid="000f7d58" style:font-size-asian="18pt" style:font-weight-asian="bold" style:font-size-complex="18pt" style:language-complex="fa" style:country-complex="IR" style:font-weight-complex="bold"/>
    </style:style>
    <style:style style:name="T4" style:family="text">
      <style:text-properties fo:font-size="6pt" fo:font-weight="bold" style:font-size-asian="6pt" style:font-weight-asian="bold" style:font-name-complex="B Mitra" style:font-size-complex="6pt" style:language-complex="fa" style:country-complex="IR" style:font-weight-complex="bold"/>
    </style:style>
    <style:style style:name="T5" style:family="text">
      <style:text-properties fo:font-size="6pt" style:font-size-asian="6pt" style:font-name-complex="B Nazanin1" style:font-size-complex="6pt" style:language-complex="fa" style:country-complex="IR"/>
    </style:style>
    <style:style style:name="T6" style:family="text">
      <style:text-properties fo:font-size="14pt" style:font-size-asian="14pt" style:font-name-complex="B Nazanin1" style:font-size-complex="14pt" style:language-complex="fa" style:country-complex="IR"/>
    </style:style>
    <style:style style:name="T7" style:family="text">
      <style:text-properties fo:font-size="14pt" style:font-size-asian="14pt" style:font-name-complex="B Mitra" style:font-size-complex="14pt" style:language-complex="fa" style:country-complex="IR"/>
    </style:style>
    <style:style style:name="T8" style:family="text">
      <style:text-properties fo:font-size="14pt" style:font-size-asian="14pt" style:font-size-complex="14pt" style:language-complex="fa" style:country-complex="IR"/>
    </style:style>
    <style:style style:name="T9" style:family="text">
      <style:text-properties fo:font-size="14pt" officeooo:rsid="000f7d58" style:font-size-asian="14pt" style:font-size-complex="14pt" style:language-complex="fa" style:country-complex="IR"/>
    </style:style>
    <style:style style:name="T10" style:family="text">
      <style:text-properties fo:font-size="16pt" style:font-size-asian="16pt" style:font-name-complex="B Nazanin1" style:font-size-complex="16pt" style:language-complex="fa" style:country-complex="IR"/>
    </style:style>
    <style:style style:name="T11" style:family="text">
      <style:text-properties fo:font-size="4pt" fo:font-weight="bold" style:font-size-asian="4pt" style:font-weight-asian="bold" style:font-name-complex="B Nazanin1" style:font-size-complex="4pt" style:language-complex="fa" style:country-complex="IR" style:font-weight-complex="bold"/>
    </style:style>
    <style:style style:name="T12" style:family="text">
      <style:text-properties fo:font-size="20pt" fo:font-weight="bold" style:font-size-asian="20pt" style:font-weight-asian="bold" style:font-name-complex="B Mitra" style:font-size-complex="20pt" style:language-complex="fa" style:country-complex="IR" style:font-weight-complex="bold"/>
    </style:style>
    <style:style style:name="T13" style:family="text">
      <style:text-properties fo:font-size="20pt" fo:font-weight="bold" style:font-size-asian="20pt" style:font-weight-asian="bold" style:font-size-complex="20pt" style:language-complex="fa" style:country-complex="IR" style:font-weight-complex="bold"/>
    </style:style>
    <style:style style:name="T14" style:family="text">
      <style:text-properties fo:font-size="20pt" fo:font-weight="bold" officeooo:rsid="000f7d58" style:font-size-asian="20pt" style:font-weight-asian="bold" style:font-size-complex="20pt" style:language-complex="fa" style:country-complex="IR" style:font-weight-complex="bold"/>
    </style:style>
    <style:style style:name="T15" style:family="text">
      <style:text-properties style:font-name-complex="B Nazanin1" style:language-complex="fa" style:country-complex="IR"/>
    </style:style>
    <style:style style:name="T16" style:family="text">
      <style:text-properties fo:font-size="12pt" style:font-size-asian="12pt" style:font-name-complex="B Nazanin1" style:font-size-complex="12pt" style:language-complex="fa" style:country-complex="IR"/>
    </style:style>
    <style:style style:name="T17" style:family="text">
      <style:text-properties fo:font-size="12pt" style:font-size-asian="12pt" style:font-size-complex="12pt" style:language-complex="fa" style:country-complex="IR"/>
    </style:style>
    <style:style style:name="T18" style:family="text">
      <style:text-properties style:language-complex="fa" style:country-complex="IR"/>
    </style:style>
    <style:style style:name="T19" style:family="text">
      <style:text-properties officeooo:rsid="000f7d58" style:language-complex="fa" style:country-complex="IR"/>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خلاصه</text:span><text:span text:style-name="T2"> پروژه :</text:span></text:p>
      <text:p text:style-name="P14"/>
      <text:p text:style-name="P5"><text:span text:style-name="T8">تحلیل و پیش‌بینی تقاضای محصولات با استفاده از روش‌های </text:span><text:span text:style-name="T9">ذکر شده</text:span><text:span text:style-name="T8"> برای ستون </text:span><text:span text:style-name="T9">تعداد و دسته بندی</text:span><text:span text:style-name="T8"> در دیتاست Global Superstore Orders 2016.</text:span></text:p>
      <text:p text:style-name="P16"/>
      <text:p text:style-name="P16"/>
      <text:p text:style-name="P5"><text:span text:style-name="T2">مقدمه :</text:span></text:p>
      <text:p text:style-name="P17"/>
      <text:p text:style-name="P5"><text:span text:style-name="T8">پیش‌بینی تقاضای محصولات یکی از مسائل بسیار مهم در صنعت و تجارت است که در صورت توانایی دقیق در این زمینه، به کاهش هزینه‌های ناشی از تولید یا استهلاک محصولات منجر می‌شود. به علاوه، پیش‌بینی دقیق تقاضا به کارآفرینان در انتخاب بهترین تدارکات کمک می‌کند. در این پروژه، با استفاده از داده‌های دیتاست Global Superstore Orders 2016 و با ترکیب روش‌های مطرح شده در قسمت منابع و مدل‌های یادگیری ماشینی، به پیش‌بینی تقاضای محصولات می‌پردازیم.</text:span></text:p>
      <text:p text:style-name="P16"/>
      <text:p text:style-name="P16"/>
      <text:p text:style-name="P5"><text:span text:style-name="T2">روش‌های مورد استفاده :</text:span></text:p>
      <text:p text:style-name="P15"/>
      <text:p text:style-name="P5"><text:span text:style-name="T8">در این پروژه، از روش‌های یادگیری ماشینی زیر نیز برای پیش‌بینی تقاضای محصولات استفاده خواهیم کرد:</text:span></text:p>
      <text:p text:style-name="P18"/>
      <text:p text:style-name="P6"><text:span text:style-name="T8">1- MLP</text:span></text:p>
      <text:p text:style-name="P6"><text:span text:style-name="T8">2- CNN</text:span></text:p>
      <text:p text:style-name="P6"><text:span text:style-name="T8">3- LSTM</text:span></text:p>
      <text:p text:style-name="P9"><text:span text:style-name="T8">4- Bi LSTM</text:span></text:p>
      <text:p text:style-name="P6"><text:span text:style-name="T8">4- CNN-LSTM</text:span></text:p>
      <text:p text:style-name="P9"><text:span text:style-name="T8">۵- CNN using RDM Matrix</text:span></text:p>
      <text:p text:style-name="P6"><text:soft-page-break/><text:span text:style-name="T9">۶</text:span><text:span text:style-name="T8">- ARIMA</text:span></text:p>
      <text:p text:style-name="P9"><text:span text:style-name="T8">۷- Sarima</text:span></text:p>
      <text:p text:style-name="P6"><text:span text:style-name="T9">۷</text:span><text:span text:style-name="T8">- KNN</text:span></text:p>
      <text:p text:style-name="P6"><text:span text:style-name="T9">۸</text:span><text:span text:style-name="T8">- SVM</text:span></text:p>
      <text:p text:style-name="P6"><text:span text:style-name="T9">۹</text:span><text:span text:style-name="T8">- Linear Regression</text:span></text:p>
      <text:p text:style-name="P6"><text:span text:style-name="T9">۱۰</text:span><text:span text:style-name="T8">- Decision Trees</text:span></text:p>
      <text:p text:style-name="P6"><text:span text:style-name="T9">۱۱</text:span><text:span text:style-name="T8">- Random Forest</text:span></text:p>
      <text:p text:style-name="P6"><text:span text:style-name="T9">۱۲</text:span><text:span text:style-name="T8">- </text:span><text:span text:style-name="T9">Extream </text:span><text:span text:style-name="T8">Gradient Boosting</text:span></text:p>
      <text:p text:style-name="P9"><text:span text:style-name="T8">۱۳- Ensemble best models</text:span></text:p>
      <text:p text:style-name="P12"><text:span text:style-name="T8"/></text:p>
      <text:p text:style-name="P12"><text:span text:style-name="T8">نکته: به دلیل تعداد محدود داده‌ها نتایج LSTM لزوماً خوب نخواهد بود.</text:span></text:p>
      <text:list xml:id="list2530880041" text:style-name="L1">
        <text:list-item>
          <text:p text:style-name="P13"><text:span text:style-name="T8">پارامتر های مدل ها در فایل‌های جداگانه و قابل تنظیم تحویل می شود.</text:span></text:p>
        </text:list-item>
        <text:list-item>
          <text:p text:style-name="P13"><text:span text:style-name="T8">فلوچارت بصری از معماری تمامی مدل ها تحویل خواهد شد.</text:span></text:p>
        </text:list-item>
        <text:list-item>
          <text:p text:style-name="P13"><text:span text:style-name="T8">از شاخص های ارزیابی معیار استفاده می شود. </text:span></text:p>
        </text:list-item>
        <text:list-item>
          <text:p text:style-name="P13"><text:span text:style-name="T8">ترسیم پیش‌بینی مدل ها و داده‌های موجود </text:span></text:p>
        </text:list-item>
      </text:list>
      <text:p text:style-name="P19"/>
      <text:p text:style-name="P5"><text:span text:style-name="T14">زمان بندی و هزینه</text:span><text:span text:style-name="T13">:</text:span></text:p>
      <text:list text:style-name="L2">
        <text:list-item>
          <text:p text:style-name="P11"><text:span text:style-name="T8">پیاده‌سازی مدل ها ۵ روز</text:span></text:p>
        </text:list-item>
        <text:list-item>
          <text:p text:style-name="P11"><text:span text:style-name="T8">تست و دیباگ مدل ها ۷ روز</text:span></text:p>
        </text:list-item>
        <text:list-item>
          <text:p text:style-name="P11"><text:span text:style-name="T8">مصور سازی های مورد نیاز ۲ روز</text:span></text:p>
        </text:list-item>
        <text:list-item>
          <text:p text:style-name="P11"><text:span text:style-name="T8">آموزش و بررسی پیش‌بینی مدل ها ۱۴ روز</text:span></text:p>
        </text:list-item>
      </text:list>
      <text:p text:style-name="P10"><text:span text:style-name="T8"/></text:p>
      <text:p text:style-name="P10"><text:span text:style-name="T8">هزینه پیاده‌سازی، تست، مصور سازی های ذکر شده ۱۰ میلیون تومان به مدت ۴ هفته از شروع پروژه برآورد می شود. </text:span></text:p>
      <text:p text:style-name="P10"><text:soft-page-break/><text:span text:style-name="T8">هزینه سرور آموزش (داخل کشور) برای ۲ هفته توسعه و تست مدل ها ساعتی ۲۰ هزار تومان و جمعا ۲۲۴۰ هزار تومان به ازای ۸ ساعت استفاده روزانه برآورد شده است که از </text:span><text:a xlink:type="simple" xlink:href="https://homacloud.ir/" text:style-name="Internet_20_link" text:visited-style-name="Visited_20_Internet_20_Link"><text:span text:style-name="T8">سرویس هما</text:span></text:a><text:span text:style-name="T8"> تهیه می شود.</text:span></text:p>
      <text:p text:style-name="P10"><text:span text:style-name="T8">در نهایت مبلغ نهایی ۱۲,۲۴۰,۰۰۰ تومان برآورد می‌شود که پس از واریز ۳۰٪ از هزینه کل، توسعه شروع می شود.</text:span></text:p>
      <text:p text:style-name="P10"><text:span text:style-name="T8"/></text:p>
      <text:p text:style-name="P7"><text:span text:style-name="T18">تعهدات پیمان کار:</text:span></text:p>
      <text:list xml:id="list4016019646" text:style-name="WWNum3">
        <text:list-item>
          <text:p text:style-name="P2"><text:span text:style-name="T18">در زمان تعیین شده تمامی بندهای ذکر شده را مطابق شرایط بیان شده تحویل دهد.</text:span></text:p>
        </text:list-item>
        <text:list-item>
          <text:p text:style-name="P2"><text:span text:style-name="T18">پروژه را به صورتی پیاده سازی کند که قابل توسعه باشد.</text:span></text:p>
        </text:list-item>
        <text:list-item>
          <text:p text:style-name="P2"><text:span text:style-name="T18">در زمان پشتیبانی فقط بخشی که توسعه داده شده است را رفع اشکال می نماید تا مطابق بندهای ذکر شده عمل کند.</text:span></text:p>
        </text:list-item>
      </text:list>
      <text:p text:style-name="P1"/>
      <text:p text:style-name="P8"><text:span text:style-name="T18">تعهدات کارفرما:</text:span></text:p>
      <text:list xml:id="list224525077255313" text:continue-numbering="true" text:style-name="WWNum3">
        <text:list-item>
          <text:p text:style-name="P2"><text:span text:style-name="T18">مطابق بندهای ذکر شده نیازمندیهای ذکر شده را به پیمانکار در اسرع وقت تحویل دهد.</text:span></text:p>
        </text:list-item>
        <text:list-item>
          <text:p text:style-name="P2"><text:span text:style-name="T18">بخش هایی که در این فایل ذکر نشده است به عهده کارفرما بوده و فقط بخش های گزارش شده که راه کار برای آنها ذکر شده است پیاده سازی میشود، پس بند های پروژه را به صورت دقیق مطالعه کند تا در زمان تحویل گیری پروژه مطابق بندهای ذکر شده پروژه را تحویل بگیرد.</text:span></text:p>
        </text:list-item>
        <text:list-item>
          <text:p text:style-name="P2"><text:span text:style-name="T18">تایید بند های ذکر شده یا درخواست تغییر در بند های این قرارداد را به صورت کتبی به پیمان کار اطلاع رسانی کند.</text:span></text:p>
        </text:list-item>
        <text:list-item>
          <text:p text:style-name="P3"><text:span text:style-name="T18">باقی مانده هزینه پروژه را به صورت کامل حد اکثر تا 48 ساعت پس از</text:span><text:span text:style-name="T19"> دمو نسخه نهایی</text:span><text:span text:style-name="T18"> </text:span><text:span text:style-name="T19">برای </text:span><text:span text:style-name="T18">تحویل </text:span><text:span text:style-name="T19">کد</text:span><text:span text:style-name="T18"> کامل پروژه پرداخت کند.</text:span></text:p>
          <text:p text:style-name="P4"/>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B Mitra" svg:font-family="'B Mitra'" style:font-family-generic="system" style:font-pitch="variable"/>
    <style:font-face style:name="B Nazanin" svg:font-family="'B Nazanin'" style:font-pitch="variable"/>
    <style:font-face style:name="B Nazanin1" svg:font-family="'B Nazanin'"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Calibri2"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Calibri2"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loext:linked-style-name="List_20_Paragraph_20_Char">
      <style:paragraph-properties fo:margin-left="0.5in" fo:margin-right="0in" fo:margin-top="0in" fo:margin-bottom="0.139in" style:contextual-spacing="true" fo:line-height="115%" fo:text-indent="0in" style:auto-text-indent="false"/>
      <style:text-properties style:font-name="Calibri" fo:font-family="Calibri" style:font-family-generic="roman" style:font-pitch="variable" fo:font-size="11pt" style:font-name-asian="Calibri2"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List_20_Paragraph_20_Char" style:display-name="List Paragraph Char" style:family="text" loext:linked-style-name="List_20_Paragraph">
      <style:text-properties style:font-name="Calibri" fo:font-family="Calibri" style:font-family-generic="roman" style:font-pitch="variable" fo:font-size="11pt" style:font-name-asian="Calibri2" style:font-family-asian="Calibri" style:font-family-generic-asian="system" style:font-pitch-asian="variable" style:font-size-asian="11pt" style:font-name-complex="Arial" style:font-family-complex="Arial" style:font-family-generic-complex="system" style:font-pitch-complex="variable" style:font-size-complex="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style:font-name-asian="Calibri2" style:font-family-asian="Calibri" style:font-family-generic-asian="system" style:font-pitch-asian="variable" style:font-name-complex="B Nazanin1" style:font-family-complex="'B Nazanin'"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ღseph Hosseini</meta:initial-creator>
    <meta:editing-cycles>5</meta:editing-cycles>
    <meta:creation-date>2023-04-14T18:15:00</meta:creation-date>
    <dc:date>2023-04-19T22:45:21.149158715</dc:date>
    <meta:editing-duration>PT1H1M55S</meta:editing-duration>
    <meta:generator>LibreOffice/7.5.1.2$Linux_X86_64 LibreOffice_project/81bce3cd17f5e01886721863a4fa0d99f91033a6</meta:generator>
    <meta:document-statistic meta:table-count="0" meta:image-count="0" meta:object-count="0" meta:page-count="4" meta:paragraph-count="44" meta:word-count="510" meta:character-count="2471" meta:non-whitespace-character-count="2017"/>
    <meta:user-defined meta:name="AppVersion">16.0000</meta:user-defined>
    <meta:template xlink:type="simple" xlink:actuate="onRequest" xlink:title="Normal" xlink:href=""/>
  </office:meta>
</office:document-meta>
</file>